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17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0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27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28" style:family="paragraph" style:parent-style-name="Standard">
      <style:text-properties style:font-name="Liberation Sans" officeooo:paragraph-rsid="0077bdf2"/>
    </style:style>
    <style:style style:name="P129" style:family="paragraph" style:parent-style-name="Standard">
      <style:text-properties style:font-name="Liberation Sans" officeooo:paragraph-rsid="00983786"/>
    </style:style>
    <style:style style:name="P130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1" style:family="paragraph" style:parent-style-name="Standard">
      <style:text-properties style:font-name="Liberation Sans" officeooo:paragraph-rsid="00a518f8"/>
    </style:style>
    <style:style style:name="P132" style:family="paragraph" style:parent-style-name="Standard">
      <style:text-properties officeooo:rsid="00c9dcbb" officeooo:paragraph-rsid="0016010c"/>
    </style:style>
    <style:style style:name="P133" style:family="paragraph" style:parent-style-name="Standard">
      <style:text-properties officeooo:paragraph-rsid="0016010c"/>
    </style:style>
    <style:style style:name="P1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3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2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line-height="150%"/>
      <style:text-properties officeooo:paragraph-rsid="0016010c"/>
    </style:style>
    <style:style style:name="P144" style:family="paragraph" style:parent-style-name="Standard">
      <style:paragraph-properties fo:line-height="150%"/>
      <style:text-properties officeooo:paragraph-rsid="00997817"/>
    </style:style>
    <style:style style:name="P145" style:family="paragraph" style:parent-style-name="Text_20_body">
      <style:text-properties officeooo:rsid="00a11082" officeooo:paragraph-rsid="00a11082"/>
    </style:style>
    <style:style style:name="P146" style:family="paragraph" style:parent-style-name="Text_20_body">
      <style:text-properties fo:font-weight="bold" officeooo:paragraph-rsid="009f81e8" style:font-weight-asian="bold" style:font-weight-complex="bold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0" style:family="paragraph" style:parent-style-name="Text_20_body">
      <style:text-properties officeooo:rsid="00c660cb" officeooo:paragraph-rsid="00c7feca"/>
    </style:style>
    <style:style style:name="P151" style:family="paragraph" style:parent-style-name="Text_20_body">
      <style:text-properties officeooo:rsid="00cf557d" officeooo:paragraph-rsid="00d06474"/>
    </style:style>
    <style:style style:name="P152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3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54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55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56" style:family="paragraph" style:parent-style-name="Standard" style:list-style-name="">
      <style:paragraph-properties fo:line-height="150%"/>
      <style:text-properties officeooo:paragraph-rsid="0095582d"/>
    </style:style>
    <style:style style:name="P157" style:family="paragraph" style:parent-style-name="Standard" style:list-style-name="">
      <style:paragraph-properties fo:line-height="150%"/>
      <style:text-properties officeooo:paragraph-rsid="00a518f8"/>
    </style:style>
    <style:style style:name="P15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59" style:family="paragraph" style:parent-style-name="Heading_20_1" style:list-style-name="">
      <style:text-properties officeooo:paragraph-rsid="004a1300"/>
    </style:style>
    <style:style style:name="P160" style:family="paragraph" style:parent-style-name="Heading_20_1" style:list-style-name="">
      <style:text-properties officeooo:paragraph-rsid="0021476d"/>
    </style:style>
    <style:style style:name="P161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62" style:family="paragraph" style:parent-style-name="Heading_20_1">
      <style:paragraph-properties fo:break-before="page"/>
      <style:text-properties officeooo:paragraph-rsid="0021476d"/>
    </style:style>
    <style:style style:name="P163" style:family="paragraph" style:parent-style-name="Heading_20_1">
      <style:paragraph-properties fo:break-before="page"/>
      <style:text-properties style:font-name="Liberation Sans" officeooo:paragraph-rsid="00d73fe3"/>
    </style:style>
    <style:style style:name="P164" style:family="paragraph" style:parent-style-name="Heading_20_1">
      <style:paragraph-properties fo:break-before="page"/>
      <style:text-properties style:font-name="Liberation Sans" officeooo:paragraph-rsid="009f81e8"/>
    </style:style>
    <style:style style:name="P165" style:family="paragraph" style:parent-style-name="Heading_20_1">
      <style:text-properties officeooo:paragraph-rsid="0022b838"/>
    </style:style>
    <style:style style:name="P166" style:family="paragraph" style:parent-style-name="Heading_20_1">
      <style:paragraph-properties fo:break-before="page"/>
      <style:text-properties officeooo:paragraph-rsid="00cf557d"/>
    </style:style>
    <style:style style:name="P167" style:family="paragraph" style:parent-style-name="Heading_20_2">
      <style:text-properties officeooo:paragraph-rsid="00acfee4"/>
    </style:style>
    <style:style style:name="P168" style:family="paragraph" style:parent-style-name="Heading_20_2">
      <style:paragraph-properties fo:break-before="page"/>
      <style:text-properties officeooo:paragraph-rsid="00baf9d0"/>
    </style:style>
    <style:style style:name="P169" style:family="paragraph" style:parent-style-name="Heading_20_2">
      <style:paragraph-properties fo:break-before="page"/>
      <style:text-properties officeooo:paragraph-rsid="00baf378"/>
    </style:style>
    <style:style style:name="P170" style:family="paragraph" style:parent-style-name="Heading_20_2">
      <style:paragraph-properties fo:break-before="page"/>
      <style:text-properties officeooo:paragraph-rsid="0077bdf2"/>
    </style:style>
    <style:style style:name="P171" style:family="paragraph" style:parent-style-name="Heading_20_2">
      <style:paragraph-properties fo:break-before="page"/>
      <style:text-properties officeooo:paragraph-rsid="00a518f8"/>
    </style:style>
    <style:style style:name="P172" style:family="paragraph" style:parent-style-name="Heading_20_2">
      <style:paragraph-properties fo:break-before="page"/>
      <style:text-properties officeooo:paragraph-rsid="00c7feca"/>
    </style:style>
    <style:style style:name="P173" style:family="paragraph" style:parent-style-name="Heading_20_3">
      <style:text-properties officeooo:paragraph-rsid="004c109a"/>
    </style:style>
    <style:style style:name="P174" style:family="paragraph" style:parent-style-name="Heading_20_3">
      <style:text-properties officeooo:paragraph-rsid="0016010c"/>
    </style:style>
    <style:style style:name="P175" style:family="paragraph" style:parent-style-name="Heading_20_3">
      <style:text-properties officeooo:paragraph-rsid="0021476d"/>
    </style:style>
    <style:style style:name="P176" style:family="paragraph" style:parent-style-name="Heading_20_3">
      <style:text-properties officeooo:paragraph-rsid="00201306"/>
    </style:style>
    <style:style style:name="P177" style:family="paragraph" style:parent-style-name="Heading_20_3">
      <style:text-properties fo:language="ru" fo:country="RU" officeooo:rsid="00930ba7" officeooo:paragraph-rsid="0021476d"/>
    </style:style>
    <style:style style:name="P178" style:family="paragraph" style:parent-style-name="Heading_20_3">
      <style:text-properties fo:language="ru" fo:country="RU" officeooo:rsid="00930ba7" officeooo:paragraph-rsid="0077bdf2"/>
    </style:style>
    <style:style style:name="P179" style:family="paragraph" style:parent-style-name="Heading_20_3">
      <style:text-properties fo:language="ru" fo:country="RU" officeooo:rsid="00930ba7" officeooo:paragraph-rsid="00a518f8"/>
    </style:style>
    <style:style style:name="P180" style:family="paragraph" style:parent-style-name="Heading_20_3">
      <style:text-properties officeooo:rsid="007a5358" officeooo:paragraph-rsid="007a5358"/>
    </style:style>
    <style:style style:name="P181" style:family="paragraph" style:parent-style-name="Heading_20_3">
      <style:text-properties officeooo:paragraph-rsid="0077bdf2"/>
    </style:style>
    <style:style style:name="P182" style:family="paragraph" style:parent-style-name="Heading_20_3">
      <style:text-properties officeooo:paragraph-rsid="00a518f8"/>
    </style:style>
    <style:style style:name="P183" style:family="paragraph" style:parent-style-name="Heading_20_3">
      <style:text-properties officeooo:paragraph-rsid="00c7feca"/>
    </style:style>
    <style:style style:name="P184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83cca" style:font-size-asian="12pt" style:font-size-complex="12pt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officeooo:rsid="00d06474"/>
    </style:style>
    <style:style style:name="T35" style:family="text">
      <style:text-properties officeooo:rsid="00bb2ad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b1adeb" style:font-weight-asian="bold" style:font-weight-complex="bold"/>
    </style:style>
    <style:style style:name="T38" style:family="text">
      <style:text-properties fo:font-weight="bold" officeooo:rsid="00beeba1" style:font-weight-asian="bold" style:font-weight-complex="bold"/>
    </style:style>
    <style:style style:name="T39" style:family="text">
      <style:text-properties fo:font-weight="bold" officeooo:rsid="00a67e6f" style:font-weight-asian="bold" style:font-weight-complex="bold"/>
    </style:style>
    <style:style style:name="T40" style:family="text">
      <style:text-properties officeooo:rsid="00bd0501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officeooo:rsid="00b1adeb"/>
    </style:style>
    <style:style style:name="T43" style:family="text">
      <style:text-properties style:use-window-font-color="true" loext:opacity="0%" officeooo:rsid="00c87a95"/>
    </style:style>
    <style:style style:name="T44" style:family="text">
      <style:text-properties style:use-window-font-color="true" loext:opacity="0%" officeooo:rsid="00c64160"/>
    </style:style>
    <style:style style:name="T45" style:family="text">
      <style:text-properties style:use-window-font-color="true" loext:opacity="0%" officeooo:rsid="00beeba1"/>
    </style:style>
    <style:style style:name="T46" style:family="text">
      <style:text-properties style:use-window-font-color="true" loext:opacity="0%" officeooo:rsid="001a39f4"/>
    </style:style>
    <style:style style:name="T47" style:family="text">
      <style:text-properties style:use-window-font-color="true" loext:opacity="0%" officeooo:rsid="007f3072"/>
    </style:style>
    <style:style style:name="T48" style:family="text">
      <style:text-properties style:use-window-font-color="true" loext:opacity="0%" style:text-position="super 58%" officeooo:rsid="009af829"/>
    </style:style>
    <style:style style:name="T49" style:family="text">
      <style:text-properties style:use-window-font-color="true" loext:opacity="0%" style:text-position="super 58%" officeooo:rsid="00acfee4"/>
    </style:style>
    <style:style style:name="T50" style:family="text">
      <style:text-properties style:use-window-font-color="true" loext:opacity="0%" style:text-position="super 58%" officeooo:rsid="00bada2f"/>
    </style:style>
    <style:style style:name="T51" style:family="text">
      <style:text-properties style:use-window-font-color="true" loext:opacity="0%" style:text-position="super 58%" officeooo:rsid="00a31b42"/>
    </style:style>
    <style:style style:name="T52" style:family="text">
      <style:text-properties style:use-window-font-color="true" loext:opacity="0%" style:text-position="super 58%" officeooo:rsid="00c05805"/>
    </style:style>
    <style:style style:name="T53" style:family="text">
      <style:text-properties style:use-window-font-color="true" loext:opacity="0%" style:text-position="0% 100%" officeooo:rsid="0043757f"/>
    </style:style>
    <style:style style:name="T54" style:family="text">
      <style:text-properties style:use-window-font-color="true" loext:opacity="0%" style:text-position="0% 100%" officeooo:rsid="00acfee4"/>
    </style:style>
    <style:style style:name="T55" style:family="text">
      <style:text-properties style:use-window-font-color="true" loext:opacity="0%" style:text-position="0% 100%" officeooo:rsid="00baf9d0"/>
    </style:style>
    <style:style style:name="T56" style:family="text">
      <style:text-properties style:use-window-font-color="true" loext:opacity="0%" style:text-position="0% 100%" officeooo:rsid="009af829"/>
    </style:style>
    <style:style style:name="T57" style:family="text">
      <style:text-properties style:use-window-font-color="true" loext:opacity="0%" style:text-position="0% 100%" officeooo:rsid="00bbcbab"/>
    </style:style>
    <style:style style:name="T58" style:family="text">
      <style:text-properties style:use-window-font-color="true" loext:opacity="0%" style:text-position="0% 100%" officeooo:rsid="00c05805"/>
    </style:style>
    <style:style style:name="T59" style:family="text">
      <style:text-properties style:use-window-font-color="true" loext:opacity="0%" style:text-position="0% 100%" officeooo:rsid="00c660cb"/>
    </style:style>
    <style:style style:name="T60" style:family="text">
      <style:text-properties style:use-window-font-color="true" loext:opacity="0%" officeooo:rsid="00416efc"/>
    </style:style>
    <style:style style:name="T61" style:family="text">
      <style:text-properties style:use-window-font-color="true" loext:opacity="0%" officeooo:rsid="00983786"/>
    </style:style>
    <style:style style:name="T62" style:family="text">
      <style:text-properties style:use-window-font-color="true" loext:opacity="0%" officeooo:rsid="00bada2f"/>
    </style:style>
    <style:style style:name="T63" style:family="text">
      <style:text-properties style:use-window-font-color="true" loext:opacity="0%" officeooo:rsid="00bb2adb"/>
    </style:style>
    <style:style style:name="T64" style:family="text">
      <style:text-properties style:use-window-font-color="true" loext:opacity="0%" officeooo:rsid="0046a331"/>
    </style:style>
    <style:style style:name="T65" style:family="text">
      <style:text-properties style:use-window-font-color="true" loext:opacity="0%" officeooo:rsid="0043757f"/>
    </style:style>
    <style:style style:name="T66" style:family="text">
      <style:text-properties style:use-window-font-color="true" loext:opacity="0%" officeooo:rsid="00baf378"/>
    </style:style>
    <style:style style:name="T67" style:family="text">
      <style:text-properties style:use-window-font-color="true" loext:opacity="0%" officeooo:rsid="00a98e53"/>
    </style:style>
    <style:style style:name="T68" style:family="text">
      <style:text-properties style:use-window-font-color="true" loext:opacity="0%" officeooo:rsid="00baf9d0"/>
    </style:style>
    <style:style style:name="T69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0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1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officeooo:rsid="00c05805"/>
    </style:style>
    <style:style style:name="T73" style:family="text">
      <style:text-properties style:use-window-font-color="true" loext:opacity="0%" officeooo:rsid="00c38f45"/>
    </style:style>
    <style:style style:name="T74" style:family="text">
      <style:text-properties officeooo:rsid="00c45f68"/>
    </style:style>
    <style:style style:name="T75" style:family="text">
      <style:text-properties officeooo:rsid="00c5a6ab"/>
    </style:style>
    <style:style style:name="T76" style:family="text">
      <style:text-properties officeooo:rsid="00c87a95"/>
    </style:style>
    <style:style style:name="T77" style:family="text">
      <style:text-properties fo:language="ru" fo:country="RU"/>
    </style:style>
    <style:style style:name="T78" style:family="text">
      <style:text-properties fo:language="ru" fo:country="RU" officeooo:rsid="00930ba7"/>
    </style:style>
    <style:style style:name="T79" style:family="text">
      <style:text-properties fo:language="ru" fo:country="RU" officeooo:rsid="00922964"/>
    </style:style>
    <style:style style:name="T80" style:family="text">
      <style:text-properties fo:language="ru" fo:country="RU" officeooo:rsid="00a67e6f"/>
    </style:style>
    <style:style style:name="T81" style:family="text">
      <style:text-properties officeooo:rsid="00aeb470"/>
    </style:style>
    <style:style style:name="T82" style:family="text">
      <style:text-properties officeooo:rsid="00b1adeb"/>
    </style:style>
    <style:style style:name="T83" style:family="text">
      <style:text-properties officeooo:rsid="00a67e6f"/>
    </style:style>
    <style:style style:name="T84" style:family="text">
      <style:text-properties officeooo:rsid="00b45ea9"/>
    </style:style>
    <style:style style:name="T85" style:family="text">
      <style:text-properties fo:color="#808000" loext:opacity="100%" fo:language="ru" fo:country="RU"/>
    </style:style>
    <style:style style:name="T86" style:family="text">
      <style:text-properties fo:color="#c0c0c0" loext:opacity="100%"/>
    </style:style>
    <style:style style:name="T87" style:family="text">
      <style:text-properties fo:color="#c0c0c0" loext:opacity="100%" fo:language="ru" fo:country="RU"/>
    </style:style>
    <style:style style:name="T88" style:family="text">
      <style:text-properties fo:color="#800080" loext:opacity="100%"/>
    </style:style>
    <style:style style:name="T89" style:family="text">
      <style:text-properties fo:color="#800080" loext:opacity="100%" fo:language="ru" fo:country="RU" fo:font-weight="bold"/>
    </style:style>
    <style:style style:name="T90" style:family="text">
      <style:text-properties fo:color="#008000" loext:opacity="100%"/>
    </style:style>
    <style:style style:name="T9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99" style:family="text">
      <style:text-properties officeooo:rsid="0043757f"/>
    </style:style>
    <style:style style:name="T100" style:family="text">
      <style:text-properties style:text-position="super 58%" officeooo:rsid="00a31b42"/>
    </style:style>
    <style:style style:name="T101" style:family="text">
      <style:text-properties style:text-position="super 58%" officeooo:rsid="00a7720e"/>
    </style:style>
    <style:style style:name="T102" style:family="text">
      <style:text-properties officeooo:rsid="0046a331"/>
    </style:style>
    <style:style style:name="T103" style:family="text">
      <style:text-properties officeooo:rsid="0046ebde"/>
    </style:style>
    <style:style style:name="T104" style:family="text">
      <style:text-properties officeooo:rsid="00474534"/>
    </style:style>
    <style:style style:name="T105" style:family="text">
      <style:text-properties officeooo:rsid="00493f0d"/>
    </style:style>
    <style:style style:name="T106" style:family="text">
      <style:text-properties officeooo:rsid="004a1300"/>
    </style:style>
    <style:style style:name="T107" style:family="text">
      <style:text-properties officeooo:rsid="004ff8bc"/>
    </style:style>
    <style:style style:name="T108" style:family="text">
      <style:text-properties officeooo:rsid="00519d41"/>
    </style:style>
    <style:style style:name="T109" style:family="text">
      <style:text-properties officeooo:rsid="0056ad57"/>
    </style:style>
    <style:style style:name="T110" style:family="text">
      <style:text-properties officeooo:rsid="00595451"/>
    </style:style>
    <style:style style:name="T111" style:family="text">
      <style:text-properties officeooo:rsid="005bfd81"/>
    </style:style>
    <style:style style:name="T112" style:family="text">
      <style:text-properties officeooo:rsid="005e8a37"/>
    </style:style>
    <style:style style:name="T113" style:family="text">
      <style:text-properties officeooo:rsid="0060f96c"/>
    </style:style>
    <style:style style:name="T114" style:family="text">
      <style:text-properties officeooo:rsid="0062639c"/>
    </style:style>
    <style:style style:name="T115" style:family="text">
      <style:text-properties officeooo:rsid="006bfd09"/>
    </style:style>
    <style:style style:name="T116" style:family="text">
      <style:text-properties officeooo:rsid="006ddf3c"/>
    </style:style>
    <style:style style:name="T117" style:family="text">
      <style:text-properties officeooo:rsid="00735536"/>
    </style:style>
    <style:style style:name="T118" style:family="text">
      <style:text-properties officeooo:rsid="0077b35a"/>
    </style:style>
    <style:style style:name="T119" style:family="text">
      <style:text-properties officeooo:rsid="0077bdf2"/>
    </style:style>
    <style:style style:name="T120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1" style:family="text">
      <style:text-properties fo:color="#c9211e" loext:opacity="100%" officeooo:rsid="0043757f"/>
    </style:style>
    <style:style style:name="T122" style:family="text">
      <style:text-properties officeooo:rsid="008ba925"/>
    </style:style>
    <style:style style:name="T123" style:family="text">
      <style:text-properties officeooo:rsid="00983786"/>
    </style:style>
    <style:style style:name="T124" style:family="text">
      <style:text-properties officeooo:rsid="009af829"/>
    </style:style>
    <style:style style:name="T125" style:family="text">
      <style:text-properties officeooo:rsid="009f81e8"/>
    </style:style>
    <style:style style:name="T126" style:family="text">
      <style:text-properties officeooo:rsid="00a518f8"/>
    </style:style>
    <style:style style:name="T127" style:family="text">
      <style:text-properties officeooo:rsid="003cc569"/>
    </style:style>
    <style:style style:name="T128" style:family="text">
      <style:text-properties officeooo:rsid="00a5bace"/>
    </style:style>
    <style:style style:name="T129" style:family="text">
      <style:text-properties officeooo:rsid="00a91a2a"/>
    </style:style>
    <style:style style:name="T130" style:family="text">
      <style:text-properties officeooo:rsid="00a98e53"/>
    </style:style>
    <style:style style:name="T131" style:family="text">
      <style:text-properties officeooo:rsid="00b2e238"/>
    </style:style>
    <style:style style:name="T132" style:family="text">
      <style:text-properties officeooo:rsid="00b2e682"/>
    </style:style>
    <style:style style:name="T133" style:family="text">
      <style:text-properties officeooo:rsid="00b43861"/>
    </style:style>
    <style:style style:name="T134" style:family="text">
      <style:text-properties officeooo:rsid="00b56af6"/>
    </style:style>
    <style:style style:name="T135" style:family="text">
      <style:text-properties officeooo:rsid="00b7b682"/>
    </style:style>
    <style:style style:name="T136" style:family="text">
      <style:text-properties officeooo:rsid="00baa7a9"/>
    </style:style>
    <style:style style:name="T137" style:family="text">
      <style:text-properties officeooo:rsid="00c28950"/>
    </style:style>
    <style:style style:name="T138" style:family="text">
      <style:text-properties officeooo:rsid="00c88518"/>
    </style:style>
    <style:style style:name="T139" style:family="text">
      <style:text-properties officeooo:rsid="00dbb60e"/>
    </style:style>
    <style:style style:name="T140" style:family="text">
      <style:text-properties officeooo:rsid="00f83cca"/>
    </style:style>
    <style:style style:name="T141" style:family="text">
      <style:text-properties officeooo:rsid="00f8d597"/>
    </style:style>
    <style:style style:name="T142" style:family="text">
      <style:text-properties officeooo:rsid="00f99a6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7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49"><text:a xlink:type="simple" xlink:href="#__RefHeading___Toc2594_2518304145" text:style-name="Index_20_Link" text:visited-style-name="Index_20_Link">Версия протокола<text:tab/>3</text:a></text:p>
          <text:p text:style-name="P149"><text:a xlink:type="simple" xlink:href="#__RefHeading___Toc2596_2518304145" text:style-name="Index_20_Link" text:visited-style-name="Index_20_Link">Тип пакета<text:tab/>3</text:a></text:p>
          <text:p text:style-name="P149"><text:a xlink:type="simple" xlink:href="#__RefHeading___Toc2598_2518304145" text:style-name="Index_20_Link" text:visited-style-name="Index_20_Link">Назначение пакета<text:tab/>4</text:a></text:p>
          <text:p text:style-name="P149"><text:a xlink:type="simple" xlink:href="#__RefHeading___Toc2600_2518304145" text:style-name="Index_20_Link" text:visited-style-name="Index_20_Link">Флаги<text:tab/>4</text:a></text:p>
          <text:p text:style-name="P149"><text:a xlink:type="simple" xlink:href="#__RefHeading___Toc2602_2518304145" text:style-name="Index_20_Link" text:visited-style-name="Index_20_Link">Размер тела пакета<text:tab/>5</text:a></text:p>
          <text:p text:style-name="P149"><text:a xlink:type="simple" xlink:href="#__RefHeading___Toc2604_2518304145" text:style-name="Index_20_Link" text:visited-style-name="Index_20_Link">Контрольная сумма заголовка<text:tab/>5</text:a></text:p>
          <text:p text:style-name="P147"><text:a xlink:type="simple" xlink:href="#__RefHeading___Toc2606_2518304145" text:style-name="Index_20_Link" text:visited-style-name="Index_20_Link">Тело протокола:<text:tab/>6</text:a></text:p>
          <text:p text:style-name="P148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49"><text:a xlink:type="simple" xlink:href="#__RefHeading___Toc2610_2518304145" text:style-name="Index_20_Link" text:visited-style-name="Index_20_Link">ID устройства<text:tab/>6</text:a></text:p>
          <text:p text:style-name="P149"><text:a xlink:type="simple" xlink:href="#__RefHeading___Toc2612_2518304145" text:style-name="Index_20_Link" text:visited-style-name="Index_20_Link">Количество каналов<text:tab/>6</text:a></text:p>
          <text:p text:style-name="P149"><text:a xlink:type="simple" xlink:href="#__RefHeading___Toc2614_2518304145" text:style-name="Index_20_Link" text:visited-style-name="Index_20_Link">Флаги<text:tab/>7</text:a></text:p>
          <text:p text:style-name="P149"><text:a xlink:type="simple" xlink:href="#__RefHeading___Toc2616_2518304145" text:style-name="Index_20_Link" text:visited-style-name="Index_20_Link">Контрольная сумма тела пакета<text:tab/>7</text:a></text:p>
          <text:p text:style-name="P149"><text:a xlink:type="simple" xlink:href="#__RefHeading___Toc2618_2518304145" text:style-name="Index_20_Link" text:visited-style-name="Index_20_Link">Тип данных канала<text:tab/>7</text:a></text:p>
          <text:p text:style-name="P148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49"><text:a xlink:type="simple" xlink:href="#__RefHeading___Toc2628_2518304145" text:style-name="Index_20_Link" text:visited-style-name="Index_20_Link">Состояние устройства<text:tab/>8</text:a></text:p>
          <text:p text:style-name="P149"><text:a xlink:type="simple" xlink:href="#__RefHeading___Toc2630_2518304145" text:style-name="Index_20_Link" text:visited-style-name="Index_20_Link">Флаги<text:tab/>8</text:a></text:p>
          <text:p text:style-name="P149"><text:a xlink:type="simple" xlink:href="#__RefHeading___Toc2616_25183041451" text:style-name="Index_20_Link" text:visited-style-name="Index_20_Link">Контрольная сумма тела пакета<text:tab/>8</text:a></text:p>
          <text:p text:style-name="P149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48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49"><text:a xlink:type="simple" xlink:href="#__RefHeading___Toc2632_2518304145" text:style-name="Index_20_Link" text:visited-style-name="Index_20_Link">Номер канала<text:tab/>9</text:a></text:p>
          <text:p text:style-name="P149"><text:a xlink:type="simple" xlink:href="#__RefHeading___Toc2614_25183041451" text:style-name="Index_20_Link" text:visited-style-name="Index_20_Link">Флаги<text:tab/>9</text:a></text:p>
          <text:p text:style-name="P149"><text:a xlink:type="simple" xlink:href="#__RefHeading___Toc2616_25183041452" text:style-name="Index_20_Link" text:visited-style-name="Index_20_Link">Контрольная сумма тела пакета<text:tab/>10</text:a></text:p>
          <text:p text:style-name="P149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48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49"><text:a xlink:type="simple" xlink:href="#__RefHeading___Toc2632_2518304145%20%D0%9A%D0%BE%D0%BF%D0%B8%D1%8F%201" text:style-name="Index_20_Link" text:visited-style-name="Index_20_Link">Тип<text:tab/>11</text:a></text:p>
          <text:p text:style-name="P149"><text:a xlink:type="simple" xlink:href="#__RefHeading___Toc2614_25183041451%20%D0%9A%D0%BE%D0%BF%D0%B8%D1%8F%201" text:style-name="Index_20_Link" text:visited-style-name="Index_20_Link">Флаги<text:tab/>11</text:a></text:p>
          <text:p text:style-name="P149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49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48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49"><text:a xlink:type="simple" xlink:href="#__RefHeading___Toc2614_25183041451%20%D0%9A%D0%BE%D0%BF%D0%B8%D1%8F%202" text:style-name="Index_20_Link" text:visited-style-name="Index_20_Link">Флаги<text:tab/>13</text:a></text:p>
          <text:p text:style-name="P149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49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48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49"><text:a xlink:type="simple" xlink:href="#__RefHeading___Toc2628_2518304145%20%D0%9A%D0%BE%D0%BF%D0%B8%D1%8F%201" text:style-name="Index_20_Link" text:visited-style-name="Index_20_Link">Флаги<text:tab/>14</text:a></text:p>
          <text:p text:style-name="P149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49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47"><text:a xlink:type="simple" xlink:href="#__RefHeading___Toc1731_2518304145" text:style-name="Index_20_Link" text:visited-style-name="Index_20_Link">Приложение 1<text:tab/>16</text:a></text:p>
          <text:p text:style-name="P149"><text:a xlink:type="simple" xlink:href="#__RefHeading___Toc2626_2518304145" text:style-name="Index_20_Link" text:visited-style-name="Index_20_Link">Типы данных каналов<text:tab/>16</text:a></text:p>
          <text:p text:style-name="P147"><text:a xlink:type="simple" xlink:href="#__RefHeading___Toc2014_1011300270" text:style-name="Index_20_Link" text:visited-style-name="Index_20_Link">enum DATA_TYPE<text:tab/>16</text:a></text:p>
          <text:p text:style-name="P147"><text:a xlink:type="simple" xlink:href="#__RefHeading___Toc1731_2518304145%20%D0%9A%D0%BE%D0%BF%D0%B8%D1%8F%201" text:style-name="Index_20_Link" text:visited-style-name="Index_20_Link">Приложение 2<text:tab/>17</text:a></text:p>
          <text:p text:style-name="P147"><text:a xlink:type="simple" xlink:href="#__RefHeading___Toc1731_2518304145%20%D0%9A%D0%BE%D0%BF%D0%B8%D1%8F%202" text:style-name="Index_20_Link" text:visited-style-name="Index_20_Link"><text:soft-page-break/>Приложение 3<text:tab/>18</text:a></text:p>
        </text:index-body>
      </text:table-of-content>
      <text:h text:style-name="P159" text:outline-level="1"/>
      <text:h text:style-name="P161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0">2</text:span><text:span text:style-name="T61">4</text:span><text:span text:style-name="T14"> байт</text:span><text:span text:style-name="T124">а</text:span><text:span text:style-name="T14"> </text:span><text:span text:style-name="T106">+ </text:span><text:span text:style-name="T35">N байт, </text:span><text:span text:style-name="T102">N </text:span><text:span text:style-name="T99">максимум 2</text:span><text:span text:style-name="T48">64 </text:span><text:span text:style-name="T56">- </text:span><text:span text:style-name="T57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0">Номер фрагмента</text:p>
          </table:table-cell>
          <table:table-cell table:style-name="Заголовок_5f_пакета.A1" office:value-type="string">
            <text:p text:style-name="P140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47">1 байт</text:p>
          </table:table-cell>
          <table:table-cell table:style-name="Заголовок_5f_пакета.A2" office:value-type="string">
            <text:p text:style-name="P52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1">2 байта</text:p>
          </table:table-cell>
          <table:table-cell table:style-name="Заголовок_5f_пакета.A2" office:value-type="string">
            <text:p text:style-name="P141">2 байта</text:p>
          </table:table-cell>
          <table:table-cell table:style-name="Заголовок_5f_пакета.A2" office:value-type="string">
            <text:p text:style-name="P47"><text:span text:style-name="T112">8</text:span> байт</text:p>
          </table:table-cell>
          <table:table-cell table:style-name="Заголовок_5f_пакета.H2" office:value-type="string">
            <text:p text:style-name="P56"><text:span text:style-name="T113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1"><text:span text:style-name="T104">(</text:span>Размер тела пакета<text:span text:style-name="T105">)</text:span> <text:span text:style-name="T103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1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77">Версия <text:span text:style-name="T108">N</text:span></text:p>
          </table:table-cell>
          <table:table-cell table:style-name="Таблица2.B2" office:value-type="string">
            <text:p text:style-name="P82">N</text:p>
          </table:table-cell>
        </table:table-row>
      </table:table>
      <text:h text:style-name="P173" text:outline-level="3"/>
      <text:h text:style-name="P17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1">Отсутствует</text:p>
          </table:table-cell>
          <table:table-cell table:style-name="Тип_5f_пакета.B2" office:value-type="string">
            <text:p text:style-name="P61">0x0<text:span text:style-name="T107">0</text:span></text:p>
          </table:table-cell>
        </table:table-row>
        <table:table-row>
          <table:table-cell table:style-name="Тип_5f_пакета.A2" office:value-type="string">
            <text:p text:style-name="P61">Запрос</text:p>
          </table:table-cell>
          <table:table-cell table:style-name="Тип_5f_пакета.B2" office:value-type="string">
            <text:p text:style-name="P61">0x0<text:span text:style-name="T110">1</text:span></text:p>
          </table:table-cell>
        </table:table-row>
        <table:table-row>
          <table:table-cell table:style-name="Тип_5f_пакета.A2" office:value-type="string">
            <text:p text:style-name="P61">Ответ</text:p>
          </table:table-cell>
          <table:table-cell table:style-name="Тип_5f_пакета.B2" office:value-type="string">
            <text:p text:style-name="P61">0x0<text:span text:style-name="T110">2</text:span></text:p>
          </table:table-cell>
        </table:table-row>
      </table:table>
      <text:p text:style-name="P124"/>
      <text:h text:style-name="Heading_20_3" text:outline-level="3"><text:bookmark-start text:name="__RefHeading___Toc2598_2518304145"/><text:soft-page-break/><text:span text:style-name="T111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16">Д</text:span><text:span text:style-name="T114">олжно </text:span><text:span text:style-name="T116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1">Отсутствует</text:p>
          </table:table-cell>
          <table:table-cell table:style-name="Вид_5f_пакета.B3" office:value-type="string">
            <text:p text:style-name="P61">0x0<text:span text:style-name="T107">0</text:span></text:p>
          </table:table-cell>
          <table:table-cell table:style-name="Вид_5f_пакета.C3" office:value-type="string">
            <text:p text:style-name="P83">Нет</text:p>
          </table:table-cell>
          <table:table-cell table:style-name="Вид_5f_пакета.D3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61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1">0x0<text:span text:style-name="T107">1</text:span></text:p>
          </table:table-cell>
          <table:table-cell table:style-name="Вид_5f_пакета.C4" office:value-type="string">
            <text:p text:style-name="P83">Да</text:p>
          </table:table-cell>
          <table:table-cell table:style-name="Вид_5f_пакета.D4" office:value-type="string">
            <text:p text:style-name="P83">Да/<text:span text:style-name="T138">Нет</text:span></text:p>
          </table:table-cell>
        </table:table-row>
        <table:table-row>
          <table:table-cell table:style-name="Вид_5f_пакета.A3" office:value-type="string">
            <text:p text:style-name="P61">Состояние устройства</text:p>
          </table:table-cell>
          <table:table-cell table:style-name="Вид_5f_пакета.B3" office:value-type="string">
            <text:p text:style-name="P61">0x0<text:span text:style-name="T107">2</text:span></text:p>
          </table:table-cell>
          <table:table-cell table:style-name="Вид_5f_пакета.C5" office:value-type="string">
            <text:p text:style-name="P83">Да</text:p>
          </table:table-cell>
          <table:table-cell table:style-name="Вид_5f_пакета.D5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Чтение данных</text:p>
          </table:table-cell>
          <table:table-cell table:style-name="Вид_5f_пакета.B3" office:value-type="string">
            <text:p text:style-name="P61">0x0<text:span text:style-name="T107">3</text:span></text:p>
          </table:table-cell>
          <table:table-cell table:style-name="Вид_5f_пакета.C6" office:value-type="string">
            <text:p text:style-name="P83">Да</text:p>
          </table:table-cell>
          <table:table-cell table:style-name="Вид_5f_пакета.D6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Запись данных</text:p>
          </table:table-cell>
          <table:table-cell table:style-name="Вид_5f_пакета.B3" office:value-type="string">
            <text:p text:style-name="P61">0x0<text:span text:style-name="T107">4</text:span></text:p>
          </table:table-cell>
          <table:table-cell table:style-name="Вид_5f_пакета.C7" office:value-type="string">
            <text:p text:style-name="P83">Да</text:p>
          </table:table-cell>
          <table:table-cell table:style-name="Вид_5f_пакета.D7" office:value-type="string">
            <text:p text:style-name="P83">Да</text:p>
          </table:table-cell>
        </table:table-row>
        <table:table-row>
          <table:table-cell table:style-name="Вид_5f_пакета.A3" office:value-type="string">
            <text:p text:style-name="P66">Ping/Pong</text:p>
          </table:table-cell>
          <table:table-cell table:style-name="Вид_5f_пакета.B3" office:value-type="string">
            <text:p text:style-name="P61">0x0<text:span text:style-name="T107">5</text:span></text:p>
          </table:table-cell>
          <table:table-cell table:style-name="Вид_5f_пакета.C8" office:value-type="string">
            <text:p text:style-name="P83">Нет</text:p>
          </table:table-cell>
          <table:table-cell table:style-name="Вид_5f_пакета.D8" office:value-type="string">
            <text:p text:style-name="P83">Нет</text:p>
          </table:table-cell>
        </table:table-row>
        <table:table-row>
          <table:table-cell table:style-name="Вид_5f_пакета.A3" office:value-type="string">
            <text:p text:style-name="P85">Технические данные</text:p>
          </table:table-cell>
          <table:table-cell table:style-name="Вид_5f_пакета.B3" office:value-type="string">
            <text:p text:style-name="P85">0x0<text:span text:style-name="T118">6</text:span></text:p>
          </table:table-cell>
          <table:table-cell table:style-name="Вид_5f_пакета.C9" office:value-type="string">
            <text:p text:style-name="P86">Да</text:p>
          </table:table-cell>
          <table:table-cell table:style-name="Вид_5f_пакета.D9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93">Широковещательное оповещение</text:p>
          </table:table-cell>
          <table:table-cell table:style-name="Вид_5f_пакета.B3" office:value-type="string">
            <text:p text:style-name="P93">0x07</text:p>
          </table:table-cell>
          <table:table-cell table:style-name="Вид_5f_пакета.C10" office:value-type="string">
            <text:p text:style-name="P93">Да</text:p>
          </table:table-cell>
          <table:table-cell table:style-name="Вид_5f_пакета.D10" office:value-type="string">
            <text:p text:style-name="P93">Да</text:p>
          </table:table-cell>
        </table:table-row>
        <table:table-row>
          <table:table-cell table:style-name="Вид_5f_пакета.A11" office:value-type="string">
            <text:p text:style-name="P96">Данне лог файла</text:p>
          </table:table-cell>
          <table:table-cell table:style-name="Вид_5f_пакета.B11" office:value-type="string">
            <text:p text:style-name="P96">0x08</text:p>
          </table:table-cell>
          <table:table-cell table:style-name="Вид_5f_пакета.C11" office:value-type="string">
            <text:p text:style-name="P97">Да</text:p>
          </table:table-cell>
          <table:table-cell table:style-name="Вид_5f_пакета.D11" office:value-type="string">
            <text:p text:style-name="P84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07">Отсутствуют</text:p>
          </table:table-cell>
          <table:table-cell table:style-name="Флаги.B2" office:value-type="string">
            <text:p text:style-name="P107">0x00</text:p>
          </table:table-cell>
        </table:table-row>
        <table:table-row>
          <table:table-cell table:style-name="Флаги.A2" office:value-type="string">
            <text:p text:style-name="P78">Ошибка</text:p>
          </table:table-cell>
          <table:table-cell table:style-name="Флаги.B2" office:value-type="string">
            <text:p text:style-name="P78">0x<text:span text:style-name="T107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3"><text:span text:style-name="T21">Н</text:span><text:span text:style-name="T20">еобходима для таких способов передачи как UART и пр.</text:span></text:p>
      <text:p text:style-name="P144"><text:span text:style-name="T28">Формула расчёта = </text:span><text:span text:style-name="T20">Версия протокола + Тип пакета + Назначение пакета + Флаги + </text:span><text:span text:style-name="T77">Номер фрагмента +</text:span> <text:span text:style-name="T77">Количество фрагментов + </text:span><text:span text:style-name="T20">Размер тела пакета.</text:span></text:p>
      <text:h text:style-name="P160" text:outline-level="1"/>
      <text:h text:style-name="P162" text:outline-level="1"><text:bookmark-start text:name="__RefHeading___Toc2606_2518304145"/>Тело протокола:<text:bookmark-end text:name="__RefHeading___Toc2606_2518304145"/></text:h>
      <text:h text:style-name="P167" text:outline-level="2"><text:bookmark-start text:name="__RefHeading___Toc2608_2518304145"/>Идентификация устройства <text:span text:style-name="T35">(</text:span><text:span text:style-name="T113">16</text:span><text:span text:style-name="T35"> + N байт, </text:span><text:span text:style-name="T102">N </text:span><text:span text:style-name="T99">максимум 2</text:span><text:span text:style-name="T49">8</text:span><text:span text:style-name="T53"> - </text:span><text:span text:style-name="T55">1 </text:span><text:span text:style-name="T54">+ 2</text:span><text:span text:style-name="T49">16</text:span><text:span text:style-name="T53"> - </text:span><text:span text:style-name="T55">1 </text:span><text:span text:style-name="T54">+ 2</text:span><text:span text:style-name="T49">8 </text:span><text:span text:style-name="T54">-</text:span><text:span text:style-name="T55"> 1 </text:span><text:span text:style-name="T54">+ 2</text:span><text:span text:style-name="T49">8 </text:span><text:span text:style-name="T54">- </text:span><text:span text:style-name="T55">1</text:span><text:span text:style-name="T35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47"><text:span text:style-name="T37">Длина </text:span><text:span text:style-name="T38">описания</text:span>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24">Количество </text:p>
            <text:p text:style-name="P24">каналов записи</text:p>
          </table:table-cell>
          <table:covered-table-cell/>
          <table:table-cell table:style-name="Идентификация_5f_устройства.A1" office:value-type="string">
            <text:p text:style-name="P24">Количество </text:p>
            <text:p text:style-name="P24">каналов <text:span text:style-name="T40">чтения</text:span></text:p>
          </table:table-cell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H1" office:value-type="string">
            <text:p text:style-name="P26"/>
            <text:p text:style-name="P3"><text:span text:style-name="T15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67">2 байта</text:p>
          </table:table-cell>
          <table:table-cell table:style-name="Идентификация_5f_устройства.B2" office:value-type="string">
            <text:p text:style-name="P47"><text:span text:style-name="T40">1</text:span> байт</text:p>
          </table:table-cell>
          <table:table-cell table:style-name="Идентификация_5f_устройства.C2" office:value-type="string">
            <text:p text:style-name="P68">2 байта</text:p>
          </table:table-cell>
          <table:table-cell table:style-name="Идентификация_5f_устройства.D2" table:number-columns-spanned="2" office:value-type="string">
            <text:p text:style-name="P47">1 байт</text:p>
          </table:table-cell>
          <table:covered-table-cell/>
          <table:table-cell table:style-name="Идентификация_5f_устройства.F2" office:value-type="string">
            <text:p text:style-name="P52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69">1 байт</text:p>
          </table:table-cell>
          <table:table-cell table:style-name="Идентификация_5f_устройства.H2" office:value-type="string">
            <text:p text:style-name="P56"><text:span text:style-name="T113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7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38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8"><text:span text:style-name="T44">(</text:span><text:span text:style-name="T42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8"><text:span text:style-name="T44">(</text:span><text:span text:style-name="T42">Длина </text:span><text:span text:style-name="T45">описания </text:span><text:span text:style-name="T42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39">Тип данных <text:span text:style-name="T74">к</text:span>анал<text:span text:style-name="T75">а</text:span> <text:span text:style-name="T74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39">Тип данных <text:span text:style-name="T74">к</text:span>анал<text:span text:style-name="T75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9"><text:span text:style-name="T76">(</text:span>Количество <text:span text:style-name="T41">каналов записи</text:span><text:span text:style-name="T43">)</text:span><text:span text:style-name="T46"> б</text:span><text:span text:style-name="T47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9"><text:span text:style-name="T76">(</text:span>Количество <text:span text:style-name="T41">каналов </text:span><text:span text:style-name="T43">чтения)</text:span><text:span text:style-name="T46"> б</text:span><text:span text:style-name="T47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3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6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07">Отсутствуют</text:p>
          </table:table-cell>
          <table:table-cell table:style-name="Таблица27.B2" office:value-type="string">
            <text:p text:style-name="P107">0x00</text:p>
          </table:table-cell>
        </table:table-row>
        <table:table-row>
          <table:table-cell table:style-name="Таблица27.A2" office:value-type="string">
            <text:p text:style-name="P115">Удалить устройство</text:p>
          </table:table-cell>
          <table:table-cell table:style-name="Таблица27.B2" office:value-type="string">
            <text:p text:style-name="P115">0x01</text:p>
          </table:table-cell>
        </table:table-row>
        <table:table-row>
          <table:table-cell table:style-name="Таблица27.A2" office:value-type="string">
            <text:p text:style-name="P118">Автономное устройство</text:p>
          </table:table-cell>
          <table:table-cell table:style-name="Таблица27.B2" office:value-type="string">
            <text:p text:style-name="P118">0x02</text:p>
          </table:table-cell>
        </table:table-row>
        <table:table-row>
          <table:table-cell table:style-name="Таблица27.A2" office:value-type="string">
            <text:p text:style-name="P79">Ошибка</text:p>
          </table:table-cell>
          <table:table-cell table:style-name="Таблица27.B2" office:value-type="string">
            <text:p text:style-name="P78">0x<text:span text:style-name="T107">FF</text:span></text:p>
          </table:table-cell>
        </table:table-row>
      </table:table>
      <text:h text:style-name="P174" text:outline-level="3"/>
      <text:h text:style-name="Heading_20_3" text:outline-level="3"><text:bookmark-start text:name="__RefHeading___Toc2616_2518304145"/><text:span text:style-name="T78">Контрольная сумма</text:span><text:span text:style-name="T79"> </text:span><text:span text:style-name="T80">тела пакета</text:span><text:bookmark-end text:name="__RefHeading___Toc2616_2518304145"/></text:h>
      <text:p text:style-name="P120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19"/>
      <text:h text:style-name="Heading_20_3" text:outline-level="3"><text:bookmark-start text:name="__RefHeading___Toc2618_2518304145"/>Тип данных <text:span text:style-name="T74">к</text:span>анал<text:span text:style-name="T75">а</text:span><text:bookmark-end text:name="__RefHeading___Toc2618_2518304145"/></text:h>
      <text:p text:style-name="P132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68" text:outline-level="2"><text:bookmark-start text:name="__RefHeading___Toc2620_2518304145"/>Состояние устройства <text:span text:style-name="T35">(</text:span><text:span text:style-name="T113">15</text:span><text:span text:style-name="T35"> + </text:span><text:span text:style-name="T102">N байт</text:span><text:span text:style-name="T35">, </text:span><text:span text:style-name="T102">N </text:span><text:span text:style-name="T99">максимум </text:span><text:span text:style-name="T62">2</text:span><text:span text:style-name="T50">8</text:span><text:span text:style-name="T62"> - 1 </text:span><text:span text:style-name="T68">+ </text:span><text:span text:style-name="T99">2</text:span><text:span text:style-name="T100">32</text:span><text:span text:style-name="T35"> - </text:span><text:span text:style-name="T130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0">1 байт</text:p>
          </table:table-cell>
          <table:table-cell table:style-name="Состояние_5f_устройства.B2" office:value-type="string">
            <text:p text:style-name="P47">1 байт</text:p>
          </table:table-cell>
          <table:table-cell table:style-name="Состояние_5f_устройства.C2" table:number-columns-spanned="2" office:value-type="string">
            <text:p text:style-name="P52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7"><text:span text:style-name="T81">4</text:span> байта</text:p>
          </table:table-cell>
          <table:table-cell table:style-name="Состояние_5f_устройства.F2" office:value-type="string">
            <text:p text:style-name="P56"><text:span text:style-name="T113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3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0"><text:span text:style-name="T82">(</text:span>Размер <text:span text:style-name="T83">пакета данных</text:span><text:span text:style-name="T82">)</text:span><text:span text:style-name="T83"> </text:span><text:span text:style-name="T82">байт</text:span></text:p>
          </table:table-cell>
          <table:covered-table-cell/>
          <table:covered-table-cell/>
        </table:table-row>
      </table:table>
      <text:p text:style-name="P126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5">Не доступно</text:p>
          </table:table-cell>
          <table:table-cell table:style-name="Таблица32.B2" office:value-type="string">
            <text:p text:style-name="P61">0x00</text:p>
          </table:table-cell>
        </table:table-row>
        <table:table-row>
          <table:table-cell table:style-name="Таблица32.A2" office:value-type="string">
            <text:p text:style-name="P75">Доступно</text:p>
          </table:table-cell>
          <table:table-cell table:style-name="Таблица32.B2" office:value-type="string">
            <text:p text:style-name="P61">0x01</text:p>
          </table:table-cell>
        </table:table-row>
      </table:table>
      <text:p text:style-name="P122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07">Отсутствуют</text:p>
          </table:table-cell>
          <table:table-cell table:style-name="Таблица33.B2" office:value-type="string">
            <text:p text:style-name="P107">0x00</text:p>
          </table:table-cell>
        </table:table-row>
        <table:table-row>
          <table:table-cell table:style-name="Таблица33.A2" office:value-type="string">
            <text:p text:style-name="P79">Ошибка</text:p>
          </table:table-cell>
          <table:table-cell table:style-name="Таблица33.B2" office:value-type="string">
            <text:p text:style-name="P78">0x<text:span text:style-name="T107">FF</text:span></text:p>
          </table:table-cell>
        </table:table-row>
      </table:table>
      <text:h text:style-name="P175" text:outline-level="3"><text:bookmark-start text:name="__RefHeading___Toc2616_25183041451"/><text:span text:style-name="T78">Контрольная сумма</text:span><text:span text:style-name="T79"> </text:span><text:span text:style-name="T80">тела пакета</text:span><text:bookmark-end text:name="__RefHeading___Toc2616_25183041451"/></text:h>
      <text:h text:style-name="P152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69" text:outline-level="2"><text:bookmark-start text:name="__RefHeading___Toc2622_2518304145"/>Чтение / Запись данных <text:span text:style-name="T35">(</text:span><text:span text:style-name="T113">1</text:span><text:span text:style-name="T123">5</text:span><text:span text:style-name="T35"> + N байт, </text:span><text:span text:style-name="T102">N </text:span><text:span text:style-name="T99">максимум</text:span><text:span text:style-name="T121"> </text:span><text:span text:style-name="T62">2</text:span><text:span text:style-name="T50">8</text:span><text:span text:style-name="T62"> - 1 </text:span><text:span text:style-name="T66">+ </text:span><text:span text:style-name="T65">2</text:span><text:span text:style-name="T51">32 </text:span><text:span text:style-name="T63">- </text:span><text:span text:style-name="T67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2">1 байт</text:p>
          </table:table-cell>
          <table:table-cell table:style-name="Таблица6.B2" office:value-type="string">
            <text:p text:style-name="P49">1 байт</text:p>
          </table:table-cell>
          <table:table-cell table:style-name="Таблица6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49"><text:span text:style-name="T81">4</text:span> байта</text:p>
          </table:table-cell>
          <table:table-cell table:style-name="Таблица6.F2" office:value-type="string">
            <text:p text:style-name="P58"><text:span text:style-name="T113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4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2"><text:span text:style-name="T82">(</text:span>Размер <text:span text:style-name="T83">пакета данных</text:span><text:span text:style-name="T82">)</text:span><text:span text:style-name="T83"> </text:span><text:span text:style-name="T82">байт</text:span></text:p>
          </table:table-cell>
          <table:covered-table-cell/>
          <table:covered-table-cell/>
        </table:table-row>
      </table:table>
      <text:p text:style-name="P129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6">0 - 25<text:span text:style-name="T115">5</text:span></text:p>
          </table:table-cell>
          <table:table-cell table:style-name="Таблица25.B2" office:value-type="string">
            <text:p text:style-name="P61">0x00 - <text:span text:style-name="T84">0xF</text:span><text:span text:style-name="T115">F</text:span></text:p>
          </table:table-cell>
        </table:table-row>
      </table:table>
      <text:p text:style-name="P124"/>
      <text:h text:style-name="P17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07">Отсутствуют</text:p>
          </table:table-cell>
          <table:table-cell table:style-name="Таблица1.B2" office:value-type="string">
            <text:p text:style-name="P107">0x00</text:p>
          </table:table-cell>
        </table:table-row>
        <table:table-row>
          <table:table-cell table:style-name="Таблица1.A2" office:value-type="string">
            <text:p text:style-name="P111">Игнорировать номер канала <text:span text:style-name="T117">(все каналы)</text:span></text:p>
          </table:table-cell>
          <table:table-cell table:style-name="Таблица1.B2" office:value-type="string">
            <text:p text:style-name="P111">0x01</text:p>
          </table:table-cell>
        </table:table-row>
        <table:table-row>
          <table:table-cell table:style-name="Таблица1.A2" office:value-type="string">
            <text:p text:style-name="P113">Открыть поток</text:p>
          </table:table-cell>
          <table:table-cell table:style-name="Таблица1.B2" office:value-type="string">
            <text:p text:style-name="P112">0x02</text:p>
          </table:table-cell>
        </table:table-row>
        <table:table-row>
          <table:table-cell table:style-name="Таблица1.A2" office:value-type="string">
            <text:p text:style-name="P113">Закрыть поток</text:p>
          </table:table-cell>
          <table:table-cell table:style-name="Таблица1.B2" office:value-type="string">
            <text:p text:style-name="P113">0x03</text:p>
          </table:table-cell>
        </table:table-row>
        <table:table-row>
          <table:table-cell table:style-name="Таблица1.A2" office:value-type="string">
            <text:p text:style-name="P79">Ошибка</text:p>
          </table:table-cell>
          <table:table-cell table:style-name="Таблица1.B2" office:value-type="string">
            <text:p text:style-name="P62">0x<text:span text:style-name="T109">FF</text:span></text:p>
          </table:table-cell>
        </table:table-row>
      </table:table>
      <text:h text:style-name="P177" text:outline-level="3"><text:soft-page-break/></text:h>
      <text:h text:style-name="P175" text:outline-level="3"><text:bookmark-start text:name="__RefHeading___Toc2616_25183041452"/><text:span text:style-name="T78">Контрольная сумма</text:span><text:span text:style-name="T79"> </text:span><text:span text:style-name="T80">тела пакета</text:span><text:bookmark-end text:name="__RefHeading___Toc2616_25183041452"/></text:h>
      <text:h text:style-name="P156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77">+ </text:span><text:span text:style-name="T22">Размер пакета данных</text:span><text:bookmark-end text:name="__RefHeading___Toc1836_2934939982"/></text:h>
      <text:h text:style-name="P170" text:outline-level="2"><text:bookmark-start text:name="__RefHeading___Toc2622_2518304145 Копия 1"/><text:span text:style-name="T119">Технические</text:span> данны<text:span text:style-name="T119">е</text:span> <text:span text:style-name="T35">(</text:span><text:span text:style-name="T113">15</text:span><text:span text:style-name="T35"> + N байт, </text:span><text:span text:style-name="T102">N </text:span><text:span text:style-name="T99">максимум 2</text:span><text:span text:style-name="T100">32 </text:span><text:span text:style-name="T35">- </text:span><text:span text:style-name="T130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2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1">1 байт</text:p>
          </table:table-cell>
          <table:table-cell table:style-name="Таблица3.B2" office:value-type="string">
            <text:p text:style-name="P87">1 байт</text:p>
          </table:table-cell>
          <table:table-cell table:style-name="Таблица3.C2" office:value-type="string">
            <text:p text:style-name="P53"><text:span text:style-name="T16">1</text:span> байт<text:span text:style-name="T15">а</text:span></text:p>
          </table:table-cell>
          <table:table-cell table:style-name="Таблица3.D2" office:value-type="string">
            <text:p text:style-name="P48"><text:span text:style-name="T81">4</text:span> байта</text:p>
          </table:table-cell>
          <table:table-cell table:style-name="Таблица3.E2" office:value-type="string">
            <text:p text:style-name="P57"><text:span text:style-name="T113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48"><text:span text:style-name="T37">(</text:span><text:span text:style-name="T36">Размер </text:span><text:span text:style-name="T39">пакета данных</text:span><text:span text:style-name="T37">)</text:span><text:span text:style-name="T39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8"/>
      <text:h text:style-name="P180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09">Отсутств<text:span text:style-name="T122">ует</text:span></text:p>
          </table:table-cell>
          <table:table-cell table:style-name="Таблица4.B2" office:value-type="string">
            <text:p text:style-name="P63">0x00</text:p>
          </table:table-cell>
        </table:table-row>
        <table:table-row>
          <table:table-cell table:style-name="Таблица4.A2" office:value-type="string">
            <text:p text:style-name="P90">Передача структуры <text:span text:style-name="T36">Событие - Действие </text:span><text:span text:style-name="T2">(json) </text:span></text:p>
            <text:p text:style-name="P114">(приложение 2)</text:p>
          </table:table-cell>
          <table:table-cell table:style-name="Таблица4.B2" office:value-type="string">
            <text:p text:style-name="P88">0x01</text:p>
          </table:table-cell>
        </table:table-row>
        <table:table-row>
          <table:table-cell table:style-name="Таблица4.A2" office:value-type="string">
            <text:p text:style-name="P92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1">0x02</text:p>
          </table:table-cell>
        </table:table-row>
        <table:table-row>
          <table:table-cell table:style-name="Таблица4.A2" office:value-type="string">
            <text:p text:style-name="P186">Запуск <text:span text:style-name="T142">события</text:span></text:p>
          </table:table-cell>
          <table:table-cell table:style-name="Таблица4.B2" office:value-type="string">
            <text:p text:style-name="P185">0x0<text:span text:style-name="T140">3</text:span></text:p>
          </table:table-cell>
        </table:table-row>
        <table:table-row>
          <table:table-cell table:style-name="Таблица4.A2" office:value-type="string">
            <text:p text:style-name="P186">Запуск действия</text:p>
          </table:table-cell>
          <table:table-cell table:style-name="Таблица4.B2" office:value-type="string">
            <text:p text:style-name="P185">0x0<text:span text:style-name="T141">4</text:span></text:p>
          </table:table-cell>
        </table:table-row>
      </table:table>
      <text:p text:style-name="P125"/>
      <text:h text:style-name="P181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ext:soft-page-break/>
        <table:table-row>
          <table:table-cell table:style-name="Таблица5.A2" office:value-type="string">
            <text:p text:style-name="P108">Отсутствуют</text:p>
          </table:table-cell>
          <table:table-cell table:style-name="Таблица5.B2" office:value-type="string">
            <text:p text:style-name="P108">0x00</text:p>
          </table:table-cell>
        </table:table-row>
        <table:table-row>
          <table:table-cell table:style-name="Таблица5.A2" office:value-type="string">
            <text:p text:style-name="P89">Ошибка</text:p>
          </table:table-cell>
          <table:table-cell table:style-name="Таблица5.B2" office:value-type="string">
            <text:p text:style-name="P63">0x<text:span text:style-name="T109">FF</text:span></text:p>
          </table:table-cell>
        </table:table-row>
      </table:table>
      <text:h text:style-name="P178" text:outline-level="3"/>
      <text:h text:style-name="P181" text:outline-level="3"><text:bookmark-start text:name="__RefHeading___Toc2616_25183041452 Копия 1"/><text:span text:style-name="T78">Контрольная сумма</text:span><text:span text:style-name="T79"> </text:span><text:span text:style-name="T80">тела пакета</text:span><text:bookmark-end text:name="__RefHeading___Toc2616_25183041452 Копия 1"/></text:h>
      <text:h text:style-name="P153" text:outline-level="3"><text:bookmark-start text:name="__RefHeading___Toc1836_2934939982 Копия 1"/><text:span text:style-name="T91">Формула расчёта = </text:span><text:span text:style-name="T94">Тип</text:span><text:span text:style-name="T91"> </text:span><text:span text:style-name="T92">+ </text:span><text:span text:style-name="T120">Резерв</text:span><text:span text:style-name="T91"> </text:span><text:span text:style-name="T92">+ </text:span><text:span text:style-name="T91">Флаги </text:span><text:span text:style-name="T93">+ </text:span><text:span text:style-name="T91">Размер пакета данных</text:span><text:bookmark-end text:name="__RefHeading___Toc1836_2934939982 Копия 1"/></text:h>
      <text:h text:style-name="P155" text:outline-level="3"/>
      <text:h text:style-name="P171" text:outline-level="2"><text:bookmark-start text:name="__RefHeading___Toc2622_2518304145 Копия 2"/><text:span text:style-name="T126">Хост - широковещательное оповещение </text:span><text:s/><text:span text:style-name="T35">(</text:span><text:span text:style-name="T113">1</text:span><text:span text:style-name="T128">6</text:span><text:span text:style-name="T35"> + N байт, </text:span><text:span text:style-name="T102">N </text:span><text:span text:style-name="T99">максимум 2</text:span><text:span text:style-name="T101">8 </text:span><text:span text:style-name="T35">- </text:span><text:span text:style-name="T129">1)</text:span><text:span text:style-name="T35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3">1 байт</text:p>
          </table:table-cell>
          <table:table-cell table:style-name="Таблица7.B2" office:value-type="string">
            <text:p text:style-name="P50"><text:span text:style-name="T126">4</text:span> байт</text:p>
          </table:table-cell>
          <table:table-cell table:style-name="Таблица7.C2" office:value-type="string">
            <text:p text:style-name="P55"><text:span text:style-name="T16">1</text:span> байт<text:span text:style-name="T15">а</text:span></text:p>
          </table:table-cell>
          <table:table-cell table:style-name="Таблица7.D2" office:value-type="string">
            <text:p text:style-name="P50"><text:span text:style-name="T126">2</text:span> байта</text:p>
          </table:table-cell>
          <table:table-cell table:style-name="Таблица7.E2" office:value-type="string">
            <text:p text:style-name="P59"><text:span text:style-name="T113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5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1"/>
      <text:h text:style-name="P182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0">Отсутствуют</text:p>
          </table:table-cell>
          <table:table-cell table:style-name="Таблица9.B2" office:value-type="string">
            <text:p text:style-name="P110">0x00</text:p>
          </table:table-cell>
        </table:table-row>
        <table:table-row>
          <table:table-cell table:style-name="Таблица9.A2" office:value-type="string">
            <text:p text:style-name="P116">Клиент использует TCP соединение</text:p>
          </table:table-cell>
          <table:table-cell table:style-name="Таблица9.B2" office:value-type="string">
            <text:p text:style-name="P116">0x01</text:p>
          </table:table-cell>
        </table:table-row>
        <table:table-row>
          <table:table-cell table:style-name="Таблица9.A2" office:value-type="string">
            <text:p text:style-name="P116">Клиент использует UDP соединение</text:p>
          </table:table-cell>
          <table:table-cell table:style-name="Таблица9.B2" office:value-type="string">
            <text:p text:style-name="P116">0x02</text:p>
          </table:table-cell>
        </table:table-row>
        <table:table-row>
          <table:table-cell table:style-name="Таблица9.A2" office:value-type="string">
            <text:p text:style-name="P80">Ошибка</text:p>
          </table:table-cell>
          <table:table-cell table:style-name="Таблица9.B2" office:value-type="string">
            <text:p text:style-name="P64">0x<text:span text:style-name="T109">FF</text:span></text:p>
          </table:table-cell>
        </table:table-row>
      </table:table>
      <text:h text:style-name="P179" text:outline-level="3"/>
      <text:h text:style-name="P182" text:outline-level="3"><text:bookmark-start text:name="__RefHeading___Toc2616_25183041452 Копия 2"/><text:span text:style-name="T78">Контрольная сумма</text:span><text:span text:style-name="T79"> </text:span><text:span text:style-name="T80">тела пакета</text:span><text:bookmark-end text:name="__RefHeading___Toc2616_25183041452 Копия 2"/></text:h>
      <text:h text:style-name="P157" text:outline-level="3"><text:bookmark-start text:name="__RefHeading___Toc1836_2934939982 Копия 2"/>Формула расчёта = Длина имени устройства <text:span text:style-name="T127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57" text:outline-level="3"><text:span text:style-name="T11"/></text:h>
      <text:h text:style-name="P172" text:outline-level="2"><text:bookmark-start text:name="__RefHeading___Toc2620_2518304145 Копия 1"/><text:span text:style-name="T131">Данные лог файла</text:span> <text:span text:style-name="T133">хоста </text:span><text:span text:style-name="T35">(</text:span><text:span text:style-name="T73">35</text:span><text:span text:style-name="T63"> + </text:span><text:span text:style-name="T64">N байт</text:span><text:span text:style-name="T63">, </text:span><text:span text:style-name="T64">N </text:span><text:span text:style-name="T65">максимум </text:span><text:span text:style-name="T62">2</text:span><text:span text:style-name="T50">8</text:span><text:span text:style-name="T62"> - 1 </text:span><text:span text:style-name="T72">+ 2</text:span><text:span text:style-name="T52">32</text:span><text:span text:style-name="T58"> </text:span><text:span text:style-name="T59">-</text:span><text:span text:style-name="T58"> 1</text:span><text:span text:style-name="T130">)</text:span><text:bookmark-end text:name="__RefHeading___Toc2620_2518304145 Копия 1"/></text:h>
      <text:p text:style-name="P150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34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34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36">между записями</text:span><text:span text:style-name="T133"> </text:span><text:span text:style-name="T134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39">фрагмента</text:span> данных</text:p>
          </table:table-cell>
        </table:table-row>
        <table:table-row>
          <table:table-cell table:style-name="Таблица8.A2" office:value-type="string">
            <text:p text:style-name="P74">1 байт</text:p>
          </table:table-cell>
          <table:table-cell table:style-name="Таблица8.B2" office:value-type="string">
            <text:p text:style-name="P51"><text:span text:style-name="T131">8</text:span> байт</text:p>
          </table:table-cell>
          <table:table-cell table:style-name="Таблица8.C2" office:value-type="string">
            <text:p text:style-name="P51"><text:span text:style-name="T131">8</text:span> байт</text:p>
          </table:table-cell>
          <table:table-cell table:style-name="Таблица8.D2" office:value-type="string">
            <text:p text:style-name="P94">4 байта</text:p>
          </table:table-cell>
          <table:table-cell table:style-name="Таблица8.E2" office:value-type="string">
            <text:p text:style-name="P51"><text:span text:style-name="T132">1</text:span> байта</text:p>
          </table:table-cell>
          <table:table-cell table:style-name="Таблица8.F2" office:value-type="string">
            <text:p text:style-name="P51"><text:span text:style-name="T132">1</text:span> байта</text:p>
          </table:table-cell>
          <table:table-cell table:style-name="Таблица8.G2" office:value-type="string">
            <text:p text:style-name="P51"><text:span text:style-name="T81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3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0"><text:span text:style-name="T137">8</text:span> байт</text:p>
          </table:table-cell>
          <table:covered-table-cell/>
          <table:table-cell table:style-name="Таблица8.C4" table:number-columns-spanned="2" office:value-type="string">
            <text:p text:style-name="P106"><text:span text:style-name="T36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1"><text:span text:style-name="T37">(</text:span><text:span text:style-name="T36">Размер </text:span><text:span text:style-name="T39">пакета данных</text:span><text:span text:style-name="T37">)</text:span><text:span text:style-name="T39"> </text:span><text:span text:style-name="T6">байт</text:span></text:p>
          </table:table-cell>
          <table:covered-table-cell/>
          <table:covered-table-cell/>
        </table:table-row>
      </table:table>
      <text:p text:style-name="P127"/>
      <text:h text:style-name="P183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5">Для записей R и W в лог файле</text:p>
          </table:table-cell>
          <table:table-cell table:style-name="Таблица10.B2" office:value-type="string">
            <text:p text:style-name="P65">0x00</text:p>
          </table:table-cell>
        </table:table-row>
        <table:table-row>
          <table:table-cell table:style-name="Таблица10.A2" office:value-type="string">
            <text:p text:style-name="P95">Для записей R в лог файле</text:p>
          </table:table-cell>
          <table:table-cell table:style-name="Таблица10.B2" office:value-type="string">
            <text:p text:style-name="P65">0x0<text:span text:style-name="T135">1</text:span></text:p>
          </table:table-cell>
        </table:table-row>
        <table:table-row>
          <table:table-cell table:style-name="Таблица10.A2" office:value-type="string">
            <text:p text:style-name="P95">Для записей W в лог файле</text:p>
          </table:table-cell>
          <table:table-cell table:style-name="Таблица10.B2" office:value-type="string">
            <text:p text:style-name="P65">0x0<text:span text:style-name="T135">2</text:span></text:p>
          </table:table-cell>
        </table:table-row>
        <table:table-row>
          <table:table-cell table:style-name="Таблица10.A2" office:value-type="string">
            <text:p text:style-name="P95">Ошибка</text:p>
          </table:table-cell>
          <table:table-cell table:style-name="Таблица10.B2" office:value-type="string">
            <text:p text:style-name="P65">0x<text:span text:style-name="T135">FF</text:span></text:p>
          </table:table-cell>
        </table:table-row>
      </table:table>
      <text:p text:style-name="P123"/>
      <text:h text:style-name="P183" text:outline-level="3"><text:bookmark-start text:name="__RefHeading___Toc2616_25183041451 Копия 1"/><text:span text:style-name="T78">Контрольная сумма</text:span><text:span text:style-name="T79"> </text:span><text:span text:style-name="T80">тела пакета</text:span><text:bookmark-end text:name="__RefHeading___Toc2616_25183041451 Копия 1"/></text:h>
      <text:h text:style-name="P154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5">Дата/время </text:span><text:span text:style-name="T96">начала интервала </text:span><text:span text:style-name="T97">+ </text:span><text:span text:style-name="T95">Дата/время </text:span><text:span text:style-name="T96">конца интервала </text:span><text:span text:style-name="T97">+ </text:span><text:span text:style-name="T98">Флаги </text:span><text:span text:style-name="T97">+ </text:span><text:span text:style-name="T96">Номер канала </text:span><text:span text:style-name="T69">+ </text:span><text:span text:style-name="T70">Размер </text:span><text:span text:style-name="T71">пакета данных</text:span><text:span text:style-name="T96">.</text:span><text:bookmark-end text:name="__RefHeading___Toc2594_3977278965"/></text:h>
      <text:p text:style-name="P151"><text:soft-page-break/><text:span text:style-name="T19">Структура </text:span><text:span text:style-name="T34">фрагмента </text:span><text:span text:style-name="T27">Данные </text:span><text:span text:style-name="T26">состоит из текстовых строк формата</text:span></text:p>
      <text:p text:style-name="P117">std::to_string(ms) + " " + valueStr + "\n";</text:p>
      <text:h text:style-name="P163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4" text:outline-level="3"><text:bookmark-start text:name="__RefHeading___Toc2626_2518304145"/>Типы данных каналов<text:bookmark-end text:name="__RefHeading___Toc2626_2518304145"/></text:h>
      <text:h text:style-name="P165" text:outline-level="1"><text:bookmark-start text:name="__RefHeading___Toc2014_1011300270"/><text:span text:style-name="T85">enum</text:span><text:span text:style-name="T87"> </text:span><text:span text:style-name="T89">DATA_TYPE</text:span><text:bookmark-end text:name="__RefHeading___Toc2014_1011300270"/></text:h>
      <text:p text:style-name="P134">{</text:p>
      <text:p text:style-name="P134"><text:span text:style-name="T86"><text:s text:c="4"/></text:span><text:span text:style-name="T88">INT_8</text:span>,</text:p>
      <text:p text:style-name="P134"><text:span text:style-name="T86"><text:s text:c="4"/></text:span><text:span text:style-name="T88">INT_16</text:span>,</text:p>
      <text:p text:style-name="P134"><text:span text:style-name="T86"><text:s text:c="4"/></text:span><text:span text:style-name="T88">INT_32</text:span>,</text:p>
      <text:p text:style-name="P135"><text:span text:style-name="T86"><text:s text:c="4"/></text:span><text:span text:style-name="T88">INT_64</text:span>,</text:p>
      <text:p text:style-name="P134"><text:span text:style-name="T86"><text:s text:c="4"/></text:span><text:span text:style-name="T88">FLOAT_32</text:span>,</text:p>
      <text:p text:style-name="P135"><text:span text:style-name="T86"><text:s text:c="4"/></text:span><text:span text:style-name="T88">DOUBLE_64</text:span>,<text:span text:style-name="T86"> </text:span><text:span text:style-name="T90">//</text:span><text:span text:style-name="T86"> </text:span><text:span text:style-name="T90">на</text:span><text:span text:style-name="T86"> </text:span><text:span text:style-name="T90">МК</text:span><text:span text:style-name="T86"> </text:span><text:span text:style-name="T90">double</text:span><text:span text:style-name="T86"> </text:span><text:span text:style-name="T90">32-битный</text:span><text:span text:style-name="T86"> </text:span><text:span text:style-name="T90">может</text:span><text:span text:style-name="T86"> </text:span><text:span text:style-name="T90">быть</text:span></text:p>
      <text:p text:style-name="P134"><text:span text:style-name="T86"><text:s text:c="4"/></text:span><text:span text:style-name="T88">BOOL</text:span>,</text:p>
      <text:p text:style-name="P135"><text:span text:style-name="T86"><text:s text:c="4"/></text:span><text:span text:style-name="T88">STRING</text:span>,</text:p>
      <text:p text:style-name="P134"><text:span text:style-name="T86"><text:s text:c="4"/></text:span><text:span text:style-name="T88">RAW</text:span>,</text:p>
      <text:p text:style-name="P134"><text:span text:style-name="T86"><text:s text:c="4"/></text:span><text:span text:style-name="T88">NONE</text:span></text:p>
      <text:p text:style-name="P136">};</text:p>
      <text:h text:style-name="P164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5">2</text:span><text:bookmark-end text:name="__RefHeading___Toc1731_2518304145 Копия 1"/></text:h>
      <text:h text:style-name="P164" text:outline-level="1"><text:bookmark-start text:name="__RefHeading___Toc1731_2518304145 Копия 2"/><text:bookmark-start text:name="Приложение 1 Копия 2"/><text:span text:style-name="T125">Приложение </text:span><text:bookmark-end text:name="Приложение 1 Копия 2"/><text:span text:style-name="T125">3</text:span><text:bookmark-end text:name="__RefHeading___Toc1731_2518304145 Копия 2"/></text:h>
      <text:p text:style-name="P145"/>
      <text:p text:style-name="P145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0">{</text:p>
      <text:p text:style-name="P130"><text:tab/>"firmware":<text:tab/>{</text:p>
      <text:p text:style-name="P130"><text:tab/><text:tab/>"version":<text:tab/>"1.0",</text:p>
      <text:p text:style-name="P146"><text:span text:style-name="T32"><text:tab/><text:tab/>"url":<text:tab/>"iotv.verbkinm.ru/ota/firm</text:span><text:span text:style-name="T33">w</text:span><text:span text:style-name="T32">are.bin"</text:span></text:p>
      <text:p text:style-name="P130"><text:tab/>}</text:p>
      <text:p text:style-name="P130">}</text:p>
      <text:h text:style-name="P166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0T23:21:10.507103070</dc:date>
    <meta:editing-duration>P3DT1H55M23S</meta:editing-duration>
    <meta:editing-cycles>204</meta:editing-cycles>
    <meta:generator>LibreOffice/7.6.7.2$Linux_X86_64 LibreOffice_project/60$Build-2</meta:generator>
    <meta:document-statistic meta:table-count="20" meta:image-count="0" meta:object-count="0" meta:page-count="19" meta:paragraph-count="387" meta:word-count="1188" meta:character-count="6779" meta:non-whitespace-character-count="5907"/>
  </office:meta>
</office:document-meta>
</file>